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family="'Ubuntu Mono'" style:font-pitch="fixed" fo:font-size="28pt" style:font-size-asian="28pt" style:font-size-complex="28pt"/>
    </style:style>
    <style:style style:name="T29" style:family="text">
      <style:text-properties fo:color="#ff3333" fo:font-family="'Andale Mono'" style:font-pitch="fixed" fo:font-size="24pt" style:font-size-asian="24pt" style:font-size-complex="24pt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8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28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7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7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<text:span text:style-name="T16"> </text:span><text:span text:style-name="T29">sudo pw useradd john</text:span>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1:18</dc:date>
    <meta:editing-cycles>612</meta:editing-cycles>
    <meta:editing-duration>P10DT15H14M29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